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69954" officeooo:paragraph-rsid="0006995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69954" officeooo:paragraph-rsid="0006995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69954" officeooo:paragraph-rsid="0008294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69954" officeooo:paragraph-rsid="0009c4b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4pt" fo:font-weight="normal" officeooo:rsid="00069954" officeooo:paragraph-rsid="0006995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82941" officeooo:paragraph-rsid="0008294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69954" officeooo:paragraph-rsid="0006995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82941"/>
    </style:style>
    <style:style style:name="T1" style:family="text">
      <style:text-properties officeooo:rsid="00082941"/>
    </style:style>
    <style:style style:name="T2" style:family="text">
      <style:text-properties fo:font-size="14pt" fo:font-weight="normal" officeooo:rsid="00082941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9c4b9" style:font-size-asian="12.25pt" style:font-weight-asian="normal" style:font-size-complex="14pt" style:font-weight-complex="normal"/>
    </style:style>
    <style:style style:name="T4" style:family="text">
      <style:text-properties officeooo:rsid="0009c4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QUE <text:s/>POELE A GRANULE</text:p>
      <text:p text:style-name="P2"/>
      <text:p text:style-name="P2"/>
      <text:p text:style-name="P2">L’ installation d’un poêle a granule étanche comporte<text:span text:style-name="T4">nt</text:span> des contraintes incontournables.</text:p>
      <text:p text:style-name="P5"/>
      <text:p text:style-name="P2">- une arrivée d’air extérieur afin de ne pas être en conflit avec la VMC.</text:p>
      <text:p text:style-name="P2">- un conduit <text:s/>de cheminée sans zone avec des parois froides.</text:p>
      <text:p text:style-name="P2"/>
      <text:p text:style-name="P2"/>
      <text:p text:style-name="P7">Pour info il nous reste a vérifier :</text:p>
      <text:p text:style-name="P2"/>
      <text:p text:style-name="P4">la conformité technique de la cheminée. <text:s text:c="4"/></text:p>
      <text:p text:style-name="P4"><text:s text:c="91"/></text:p>
      <text:p text:style-name="P2">L’emplacement prévue du poêle. </text:p>
      <text:p text:style-name="P2"/>
      <text:p text:style-name="P6"><text:span text:style-name="T4">E</text:span>st ce que le poêle est prévu pour chauffer seulement l’ étage ou dans l’avenir </text:p>
      <text:p text:style-name="P6">le r de ch + l’étage a court termes ?</text:p>
      <text:p text:style-name="P2"/>
      <text:p text:style-name="P3"><text:span text:style-name="T4">D</text:span>ans le cas du choix d’un modèle canalisable, l’emplacement <text:span text:style-name="T1">du passage </text:span>des gaines <text:span text:style-name="T1">et vérifier aussi auprès du fabricant les capacités de leurs ventilateurs.</text:span></text:p>
      <text:p text:style-name="P3"/>
      <text:p text:style-name="P3"><text:span text:style-name="T1">Concernant le choix d’un modèle basique, nous pouvons créer facilement un circuit</text:span></text:p>
      <text:p text:style-name="P8"><text:span text:style-name="T2">de gaines avec petit moteur silencieux, </text:span><text:span text:style-name="T3">le tout caché </text:span><text:span text:style-name="T2">dans le </text:span><text:span text:style-name="T3">faux plafond en placo </text:span><text:span text:style-name="T2">du couloir <text:s/></text:span><text:span text:style-name="T3">de l’étage, afin de d’envoyer de l’air chaud dans les 2 chambres d’une façon efficace. </text:span></text:p>
      <text:p text:style-name="P2"><text:s text:c="47"/></text:p>
      <text:p text:style-name="P2"><text:s text:c="124"/></text:p>
      <text:p text:style-name="P2"><text:s text:c="9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1-19T08:37:13.849000000</meta:creation-date>
    <dc:date>2025-11-19T09:08:16.711000000</dc:date>
    <meta:editing-duration>PT7M10S</meta:editing-duration>
    <meta:editing-cycles>1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6" meta:word-count="152" meta:character-count="1252" meta:non-whitespace-character-count="744"/>
  </office:meta>
</office:document-meta>
</file>